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1874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Default"/>
          <table:table-cell office:value-type="string" calcext:value-type="string">
            <text:p>128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MES DE OCTUBRE 2014</text:p>
          </table:table-cell>
          <table:table-cell/>
          <table:table-cell table:style-name="ce5"/>
          <table:table-cell office:value-type="string" calcext:value-type="string">
            <text:p>129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10-31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MES DE OCTUBRE 2014" calcext:value-type="string">
            <text:p>PROVISION ANTIGUEDAD PRESTACIONES SOCIALES EMPLEADOS MES DE OCTUBRE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10-31','---','-------------------------','PROVISION ANTIGUEDAD PRESTACIONES SOCIALES EMPLEADOS MES DE OCTUBRE 2014',1,'-','----------','----------',0,0,0,0,'--','SIGESP');" calcext:value-type="string">
            <text:p>INSERT INTO sigesp_cmp VALUES('0001','SCGCMP','0','2014-10-31','---','-------------------------','PROVISION ANTIGUEDAD PRESTACIONES SOCIALES EMPLEADOS MES DE OCTUBRE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27:32.7301429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28:20.084587734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715" meta:object-count="0"/>
  </office:meta>
</office:document-meta>
</file>